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utilities we used and programs we wrote can be found on <text:a xlink:type="simple" xlink:href="https://github.com/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 after all, this is the <text:span text:style-name="teiItalics">Text</text:span> Encoding Initiative version of the data
            we are creating.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represent some experimental modelings of email Listserv data in TEI encoding. 
        We experimented with a combination of encoding from the newly introduced chapter on Computer Mediated
        Communication (CMC) and from TEI encoding for correspondence. 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Reply-To</text:p>
            </table:table-cell>
            <table:table-cell table:style-name="table_cell_right">
              <text:p text:style-name="teiParaTinyMargins"><text:span text:style-name="teiCode">correspDesc/correspContext/ptr[@type="reply-t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sponse-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Context</text:span><text:span text:style-name="teiXmlTag">&gt;</text:span><text:line-break/><text:s/><text:s/><text:s/><text:s/><text:s/><text:s/><text:s/>                     <text:span text:style-name="teiXmlTag">&lt;ptr</text:span><text:span text:style-name="teiXmlAttName"> type=</text:span><text:span text:style-name="teiXmlAttVal">"reply-to"</text:span><text:span text:style-name="teiXmlAttName"> target=</text:span><text:span text:style-name="teiXmlAttVal">"mailto:TEI-L@UICVM"</text:span><text:span text:style-name="teiXmlTag">/&gt;</text:span><text:line-break/><text:s/><text:s/><text:s/><text:s/><text:s/><text:s/>                   <text:span text:style-name="teiXmlTag">&lt;/correspContext&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7" text:note-class="footnote"><text:note-citation>17</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n moving the
	   information about the sender of the message to the <text:span text:style-name="teiCode">&lt;post&gt;</text:span> element —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18" text:note-class="footnote"><text:note-citation>18</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19" text:note-class="footnote"><text:note-citation>19</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Listserv.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